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frame draw:style-name="gr1" draw:layer="layout" svg:width="0.889cm" svg:height="0.962cm" svg:x="11.668cm" svg:y="9.636cm">
            <draw:text-box>
              <text:p>1</text:p>
            </draw:text-box>
          </draw:frame>
          <draw:frame draw:style-name="gr1" draw:layer="layout" svg:width="0.889cm" svg:height="0.962cm" svg:x="12.938cm" svg:y="9.636cm">
            <draw:text-box>
              <text:p>0</text:p>
            </draw:text-box>
          </draw:frame>
          <draw:frame draw:style-name="gr1" draw:layer="layout" svg:width="0.889cm" svg:height="0.962cm" svg:x="10.398cm" svg:y="9.636cm">
            <draw:text-box>
              <text:p>1</text:p>
            </draw:text-box>
          </draw:frame>
          <draw:frame draw:style-name="gr1" draw:layer="layout" svg:width="0.889cm" svg:height="0.962cm" svg:x="9.128cm" svg:y="9.636cm">
            <draw:text-box>
              <text:p>1</text:p>
            </draw:text-box>
          </draw:frame>
          <draw:frame draw:style-name="gr1" draw:layer="layout" svg:width="0.889cm" svg:height="0.962cm" svg:x="12.938cm" svg:y="8.366cm">
            <draw:text-box>
              <text:p>0</text:p>
            </draw:text-box>
          </draw:frame>
          <draw:frame draw:style-name="gr1" draw:layer="layout" svg:width="0.889cm" svg:height="0.962cm" svg:x="11.668cm" svg:y="8.366cm">
            <draw:text-box>
              <text:p>0</text:p>
            </draw:text-box>
          </draw:frame>
          <draw:frame draw:style-name="gr1" draw:layer="layout" svg:width="0.889cm" svg:height="0.962cm" svg:x="10.398cm" svg:y="8.366cm">
            <draw:text-box>
              <text:p>0</text:p>
            </draw:text-box>
          </draw:frame>
          <draw:frame draw:style-name="gr2" draw:layer="layout" svg:width="0.889cm" svg:height="0.962cm" svg:x="9.128cm" svg:y="8.366cm">
            <draw:text-box>
              <text:p>0</text:p>
            </draw:text-box>
          </draw:frame>
          <draw:frame draw:style-name="gr1" draw:layer="layout" svg:width="0.889cm" svg:height="0.962cm" svg:x="12.938cm" svg:y="7.096cm">
            <draw:text-box>
              <text:p>0</text:p>
            </draw:text-box>
          </draw:frame>
          <draw:frame draw:style-name="gr1" draw:layer="layout" svg:width="0.889cm" svg:height="0.962cm" svg:x="11.668cm" svg:y="7.096cm">
            <draw:text-box>
              <text:p>0</text:p>
            </draw:text-box>
          </draw:frame>
          <draw:frame draw:style-name="gr1" draw:layer="layout" svg:width="0.889cm" svg:height="0.962cm" svg:x="10.398cm" svg:y="7.096cm">
            <draw:text-box>
              <text:p>0</text:p>
            </draw:text-box>
          </draw:frame>
          <draw:frame draw:style-name="gr1" draw:layer="layout" svg:width="0.889cm" svg:height="0.962cm" svg:x="9.128cm" svg:y="7.096cm">
            <draw:text-box>
              <text:p>0</text:p>
            </draw:text-box>
          </draw:frame>
          <draw:frame draw:style-name="gr1" draw:layer="layout" svg:width="0.889cm" svg:height="0.962cm" svg:x="12.938cm" svg:y="12.176cm">
            <draw:text-box>
              <text:p>0</text:p>
            </draw:text-box>
          </draw:frame>
          <draw:frame draw:style-name="gr1" draw:layer="layout" svg:width="0.889cm" svg:height="0.962cm" svg:x="11.668cm" svg:y="12.176cm">
            <draw:text-box>
              <text:p>0</text:p>
            </draw:text-box>
          </draw:frame>
          <draw:frame draw:style-name="gr1" draw:layer="layout" svg:width="0.889cm" svg:height="0.962cm" svg:x="10.398cm" svg:y="12.176cm">
            <draw:text-box>
              <text:p>0</text:p>
            </draw:text-box>
          </draw:frame>
          <draw:frame draw:style-name="gr1" draw:layer="layout" svg:width="0.889cm" svg:height="0.962cm" svg:x="9.128cm" svg:y="12.176cm">
            <draw:text-box>
              <text:p>0</text:p>
            </draw:text-box>
          </draw:frame>
          <draw:frame draw:style-name="gr1" draw:layer="layout" svg:width="0.889cm" svg:height="0.962cm" svg:x="12.938cm" svg:y="13.446cm">
            <draw:text-box>
              <text:p>0</text:p>
            </draw:text-box>
          </draw:frame>
          <draw:frame draw:style-name="gr1" draw:layer="layout" svg:width="0.889cm" svg:height="0.962cm" svg:x="11.668cm" svg:y="13.446cm">
            <draw:text-box>
              <text:p>0</text:p>
            </draw:text-box>
          </draw:frame>
          <draw:frame draw:style-name="gr1" draw:layer="layout" svg:width="0.889cm" svg:height="0.962cm" svg:x="10.398cm" svg:y="13.446cm">
            <draw:text-box>
              <text:p>0</text:p>
            </draw:text-box>
          </draw:frame>
          <draw:frame draw:style-name="gr1" draw:layer="layout" svg:width="0.889cm" svg:height="0.962cm" svg:x="9.128cm" svg:y="13.446cm">
            <draw:text-box>
              <text:p>0</text:p>
            </draw:text-box>
          </draw:frame>
          <draw:frame draw:style-name="gr1" draw:layer="layout" svg:width="0.889cm" svg:height="0.962cm" svg:x="11.668cm" svg:y="10.906cm">
            <draw:text-box>
              <text:p>1</text:p>
            </draw:text-box>
          </draw:frame>
          <draw:frame draw:style-name="gr1" draw:layer="layout" svg:width="0.889cm" svg:height="0.962cm" svg:x="12.938cm" svg:y="10.906cm">
            <draw:text-box>
              <text:p>0</text:p>
            </draw:text-box>
          </draw:frame>
          <draw:frame draw:style-name="gr1" draw:layer="layout" svg:width="0.889cm" svg:height="0.962cm" svg:x="10.398cm" svg:y="10.906cm">
            <draw:text-box>
              <text:p>1</text:p>
            </draw:text-box>
          </draw:frame>
          <draw:frame draw:style-name="gr1" draw:layer="layout" svg:width="0.889cm" svg:height="0.962cm" svg:x="9.128cm" svg:y="10.906cm">
            <draw:text-box>
              <text:p>1</text:p>
            </draw:text-box>
          </draw:frame>
          <draw:frame draw:style-name="gr2" draw:layer="layout" svg:width="0.889cm" svg:height="0.962cm" svg:x="9.129cm" svg:y="8.366cm">
            <draw:text-box>
              <text:p>0</text:p>
            </draw:text-box>
          </draw:frame>
          <draw:frame draw:style-name="gr1" draw:layer="layout" svg:width="0.889cm" svg:height="0.962cm" svg:x="9.129cm" svg:y="7.096cm">
            <draw:text-box>
              <text:p>0</text:p>
            </draw:text-box>
          </draw:frame>
          <draw:frame draw:style-name="gr2" draw:layer="layout" svg:width="0.889cm" svg:height="0.962cm" svg:x="7.857cm" svg:y="10.906cm">
            <draw:text-box>
              <text:p>0</text:p>
            </draw:text-box>
          </draw:frame>
          <draw:frame draw:style-name="gr1" draw:layer="layout" svg:width="0.889cm" svg:height="0.962cm" svg:x="7.857cm" svg:y="9.636cm">
            <draw:text-box>
              <text:p>0</text:p>
            </draw:text-box>
          </draw:frame>
          <draw:frame draw:style-name="gr2" draw:layer="layout" svg:width="0.889cm" svg:height="0.962cm" svg:x="7.858cm" svg:y="10.906cm">
            <draw:text-box>
              <text:p>0</text:p>
            </draw:text-box>
          </draw:frame>
          <draw:frame draw:style-name="gr1" draw:layer="layout" svg:width="0.889cm" svg:height="0.962cm" svg:x="7.858cm" svg:y="9.636cm">
            <draw:text-box>
              <text:p>0</text:p>
            </draw:text-box>
          </draw:frame>
        </draw:g>
        <draw:connector draw:style-name="gr3" draw:text-style-name="P1" draw:layer="layout" svg:x1="13.827cm" svg:y1="10.752cm" svg:x2="13.827cm" svg:y2="10.752cm" draw:start-shape="id1" draw:end-shape="id1" svg:d="M13827 10752z" svg:viewBox="0 0 1 1">
          <text:p/>
        </draw:connector>
        <draw:line draw:style-name="gr4" draw:text-style-name="P1" draw:layer="layout" svg:x1="10.827cm" svg:y1="8.874cm" svg:x2="10.827cm" svg:y2="10.144cm">
          <text:p/>
        </draw:line>
        <draw:line draw:style-name="gr4" draw:text-style-name="P1" draw:layer="layout" svg:x1="10.827cm" svg:y1="8.874cm" svg:x2="12.097cm" svg:y2="8.874cm">
          <text:p/>
        </draw:line>
        <draw:line draw:style-name="gr4" draw:text-style-name="P1" draw:layer="layout" svg:x1="12.097cm" svg:y1="8.874cm" svg:x2="12.097cm" svg:y2="10.144cm">
          <text:p/>
        </draw:line>
        <draw:line draw:style-name="gr4" draw:text-style-name="P1" draw:layer="layout" svg:x1="12.097cm" svg:y1="10.144cm" svg:x2="13.367cm" svg:y2="10.144cm">
          <text:p/>
        </draw:line>
        <draw:line draw:style-name="gr4" draw:text-style-name="P1" draw:layer="layout" svg:x1="13.367cm" svg:y1="8.874cm" svg:x2="13.367cm" svg:y2="10.144cm">
          <text:p/>
        </draw:line>
        <draw:line draw:style-name="gr4" draw:text-style-name="P1" draw:layer="layout" svg:x1="13.367cm" svg:y1="7.604cm" svg:x2="13.367cm" svg:y2="8.874cm">
          <text:p/>
        </draw:line>
        <draw:line draw:style-name="gr4" draw:text-style-name="P1" draw:layer="layout" svg:x1="9.557cm" svg:y1="8.874cm" svg:x2="9.557cm" svg:y2="10.144cm">
          <text:p/>
        </draw:line>
        <draw:line draw:style-name="gr4" draw:text-style-name="P1" draw:layer="layout" svg:x1="9.557cm" svg:y1="7.604cm" svg:x2="9.557cm" svg:y2="8.874cm">
          <text:p/>
        </draw:line>
        <draw:line draw:style-name="gr4" draw:text-style-name="P1" draw:layer="layout" svg:x1="8.287cm" svg:y1="10.144cm" svg:x2="8.287cm" svg:y2="11.414cm">
          <text:p/>
        </draw:line>
        <draw:line draw:style-name="gr4" draw:text-style-name="P1" draw:layer="layout" svg:x1="9.557cm" svg:y1="11.414cm" svg:x2="9.557cm" svg:y2="12.684cm">
          <text:p/>
        </draw:line>
        <draw:line draw:style-name="gr4" draw:text-style-name="P1" draw:layer="layout" svg:x1="9.557cm" svg:y1="12.684cm" svg:x2="9.557cm" svg:y2="13.954cm">
          <text:p/>
        </draw:line>
        <draw:line draw:style-name="gr4" draw:text-style-name="P1" draw:layer="layout" svg:x1="10.827cm" svg:y1="11.414cm" svg:x2="10.827cm" svg:y2="12.684cm">
          <text:p/>
        </draw:line>
        <draw:line draw:style-name="gr4" draw:text-style-name="P1" draw:layer="layout" svg:x1="12.097cm" svg:y1="11.414cm" svg:x2="12.097cm" svg:y2="12.684cm">
          <text:p/>
        </draw:line>
        <draw:line draw:style-name="gr4" draw:text-style-name="P1" draw:layer="layout" svg:x1="13.367cm" svg:y1="11.414cm" svg:x2="13.367cm" svg:y2="12.684cm">
          <text:p/>
        </draw:line>
        <draw:line draw:style-name="gr4" draw:text-style-name="P1" draw:layer="layout" svg:x1="13.367cm" svg:y1="12.684cm" svg:x2="13.367cm" svg:y2="13.954cm">
          <text:p/>
        </draw:line>
        <draw:line draw:style-name="gr4" draw:text-style-name="P1" draw:layer="layout" svg:x1="9.557cm" svg:y1="7.604cm" svg:x2="10.827cm" svg:y2="7.604cm">
          <text:p/>
        </draw:line>
        <draw:line draw:style-name="gr4" draw:text-style-name="P1" draw:layer="layout" svg:x1="10.827cm" svg:y1="7.604cm" svg:x2="12.097cm" svg:y2="7.604cm">
          <text:p/>
        </draw:line>
        <draw:line draw:style-name="gr4" draw:text-style-name="P1" draw:layer="layout" svg:x1="12.097cm" svg:y1="7.604cm" svg:x2="13.367cm" svg:y2="7.604cm">
          <text:p/>
        </draw:line>
        <draw:line draw:style-name="gr4" draw:text-style-name="P1" draw:layer="layout" svg:x1="10.827cm" svg:y1="12.684cm" svg:x2="12.097cm" svg:y2="12.684cm">
          <text:p/>
        </draw:line>
        <draw:line draw:style-name="gr4" draw:text-style-name="P1" draw:layer="layout" svg:x1="9.557cm" svg:y1="13.954cm" svg:x2="10.827cm" svg:y2="13.954cm">
          <text:p/>
        </draw:line>
        <draw:line draw:style-name="gr4" draw:text-style-name="P1" draw:layer="layout" svg:x1="10.827cm" svg:y1="13.954cm" svg:x2="12.097cm" svg:y2="13.954cm">
          <text:p/>
        </draw:line>
        <draw:line draw:style-name="gr4" draw:text-style-name="P1" draw:layer="layout" svg:x1="12.097cm" svg:y1="13.954cm" svg:x2="13.367cm" svg:y2="13.954cm">
          <text:p/>
        </draw:line>
        <draw:line draw:style-name="gr4" draw:text-style-name="P1" draw:layer="layout" svg:x1="8.287cm" svg:y1="10.144cm" svg:x2="9.557cm" svg:y2="10.144cm">
          <text:p/>
        </draw:line>
        <draw:line draw:style-name="gr4" draw:text-style-name="P1" draw:layer="layout" svg:x1="8.287cm" svg:y1="11.414cm" svg:x2="9.557cm" svg:y2="11.414cm">
          <text:p/>
        </draw:line>
        <draw:line draw:style-name="gr4" draw:text-style-name="P1" draw:layer="layout" svg:x1="12.097cm" svg:y1="11.414cm" svg:x2="13.367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14:43:52.023593646</meta:creation-date>
    <dc:date>2015-01-08T14:54:29.336154826</dc:date>
    <meta:editing-duration>PT6M58S</meta:editing-duration>
    <meta:editing-cycles>3</meta:editing-cycles>
    <meta:generator>LibreOffice/4.2.7.2$Linux_X86_64 LibreOffice_project/420m0$Build-2</meta:generator>
    <meta:document-statistic meta:object-count="57"/>
  </office:meta>
</office:document-meta>
</file>